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IA-ME – Custo <text:s/>e Aquisição</text:p>
      <text:p text:style-name="Standard"/>
      <text:p text:style-name="Standard">Em cada fase </text:p>
      <text:p text:style-name="Standard"/>
      <text:list xml:id="list657844041" text:style-name="L1">
        <text:list-item>
          <text:p text:style-name="P1">Fazer a análise de custos da fase e comunicar ao Gestor Tempo e escopo.</text:p>
        </text:list-item>
        <text:list-item>
          <text:p text:style-name="P1">Fazer a análise de viabilidade em relação as tarefas designadas para cada papel.</text:p>
        </text:list-item>
        <text:list-item>
          <text:p text:style-name="P1">No repositório há um documento de métricas que define como calcular os custos do projeto</text:p>
        </text:list-item>
        <text:list-item>
          <text:p text:style-name="P1">No repositório há os processos de custo e aquisição</text:p>
        </text:list-item>
        <text:list-item>
          <text:p text:style-name="P1">No repositório há o template para aquisição de ferramentas, materiais e serviços</text:p>
        </text:list-item>
        <text:list-item>
          <text:p text:style-name="P1">As aquisições devem ser enviada para o Danillo (Administrador da Fábrica de Software), no e-mail <text:a xlink:type="simple" xlink:href="mailto:danillo@inf.ufg.br">danillo@inf.ufg.br</text:a></text:p>
          <text:p text:style-name="P1"/>
          <text:p text:style-name="P1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20:02:49</meta:creation-date>
    <meta:document-statistic meta:table-count="0" meta:image-count="0" meta:object-count="0" meta:page-count="1" meta:paragraph-count="8" meta:word-count="93" meta:character-count="532" meta:non-whitespace-character-count="451"/>
    <dc:date>2012-11-06T20:29:07</dc:date>
    <meta:editing-duration>PT11M7S</meta:editing-duration>
    <meta:editing-cycles>1</meta:editing-cycles>
    <meta:generator>LibreOffice/3.4$Unix LibreOffice_project/340m1$Build-1206</meta:generator>
  </office:meta>
</office:document-meta>
</file>